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078c70" officeooo:paragraph-rsid="000d4bec" style:font-size-asian="15pt" style:font-style-asian="normal" style:font-weight-asian="bold" style:font-size-complex="15pt" style:font-style-complex="normal" style:font-weight-complex="bold"/>
    </style:style>
    <style:style style:name="P2"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078c70" officeooo:paragraph-rsid="000f1f41" style:font-size-asian="15pt" style:font-style-asian="normal" style:font-weight-asian="bold" style:font-size-complex="15pt" style:font-style-complex="normal" style:font-weight-complex="bold"/>
    </style:style>
    <style:style style:name="P3"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078c70" officeooo:paragraph-rsid="000cf004" style:font-size-asian="15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normal" officeooo:rsid="00102476" officeooo:paragraph-rsid="000d4bec" style:font-size-asian="15pt" style:font-style-asian="italic" style:font-weight-asian="normal" style:font-size-complex="15pt" style:font-style-complex="italic" style:font-weight-complex="normal"/>
    </style:style>
    <style:style style:name="P5" style:family="paragraph" style:parent-style-name="Standard">
      <style:paragraph-properties fo:text-align="center" style:justify-single-word="false"/>
      <style:text-properties officeooo:paragraph-rsid="000cf004"/>
    </style:style>
    <style:style style:name="P6" style:family="paragraph" style:parent-style-name="Standard">
      <style:paragraph-properties fo:text-align="center" style:justify-single-word="false"/>
      <style:text-properties fo:font-size="20pt" officeooo:paragraph-rsid="000cf004" style:font-size-asian="20pt" style:font-size-complex="20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8c70" officeooo:paragraph-rsid="000cf004"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style:text-underline-style="none" fo:font-weight="bold" officeooo:rsid="00078c70" officeooo:paragraph-rsid="000cf004"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none" fo:font-weight="normal" officeooo:rsid="00078c70" officeooo:paragraph-rsid="000cf004"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20pt" style:text-underline-style="none" fo:font-weight="normal" officeooo:rsid="000cf004" officeooo:paragraph-rsid="000cf004"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78c70" officeooo:paragraph-rsid="000d4bec"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officeooo:rsid="00102476" officeooo:paragraph-rsid="000d4be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officeooo:paragraph-rsid="000d4bec"/>
    </style:style>
    <style:style style:name="T1" style:family="text">
      <style:text-properties officeooo:rsid="000cf004"/>
    </style:style>
    <style:style style:name="T2" style:family="text">
      <style:text-properties officeooo:rsid="000d4bec"/>
    </style:style>
    <style:style style:name="T3" style:family="text">
      <style:text-properties officeooo:rsid="000f1f41"/>
    </style:style>
    <style:style style:name="T4" style:family="text">
      <style:text-properties officeooo:rsid="000f54b9"/>
    </style:style>
    <style:style style:name="T5" style:family="text">
      <style:text-properties fo:font-size="12pt" fo:font-style="normal" style:text-underline-style="none" fo:font-weight="normal" officeooo:rsid="00078c70"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0f54b9" style:font-size-asian="10.5pt" style:font-style-asian="normal" style:font-weight-asian="normal" style:font-size-complex="12pt" style:font-style-complex="normal" style:font-weight-complex="normal"/>
    </style:style>
    <style:style style:name="T7" style:family="text">
      <style:text-properties fo:font-size="12pt" fo:font-style="italic" style:text-underline-style="none" fo:font-weight="normal" officeooo:rsid="000f54b9" style:font-size-asian="10.5pt" style:font-style-asian="italic" style:font-weight-asian="normal" style:font-size-complex="12pt" style:font-style-complex="italic" style:font-weight-complex="normal"/>
    </style:style>
    <style:style style:name="T8" style:family="text">
      <style:text-properties fo:font-size="10pt" fo:font-style="italic" style:text-underline-style="none" fo:font-weight="normal" officeooo:rsid="000f54b9" style:font-size-asian="10pt" style:font-style-asian="italic" style:font-weight-asian="normal" style:font-size-complex="10pt" style:font-style-complex="italic" style:font-weight-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f54b9" style:font-size-asian="10pt" style:font-style-asian="italic" style:font-size-complex="10pt" style:font-style-complex="italic"/>
    </style:style>
    <style:style style:name="T11" style:family="text">
      <style:text-properties fo:color="#ed1c24" officeooo:rsid="00165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Info0009-1 : Bases de données</text:p>
      <text:p text:style-name="P8">Projet : <text:span text:style-name="T1">seconde</text:span> partie</text:p>
      <text:p text:style-name="P8"/>
      <text:p text:style-name="P10">Minne Adrien</text:p>
      <text:p text:style-name="P10">Delaunoy Arnaud</text:p>
      <text:p text:style-name="P9">Maréchal Grégory</text:p>
      <text:p text:style-name="P9"><text:span text:style-name="T1">2 mai</text:span> 201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1"><text:soft-page-break/>1. <text:span text:style-name="T2">Architecture de notre site web</text:span></text:p>
      <text:p text:style-name="P11"/>
      <text:p text:style-name="P12"><text:tab/><text:span text:style-name="T11">QUESTION A ON MET INPUT TEXT MEME POUR LES DATES CAR LE MEC POURAIT TRES BIEN VOULOIR RECHERCHER QUE LES DATES QUI CONTIENNENT 2018 PAR EXEMPLE (avoir une contrainte forcément sur un jour précis c’est parfois trop fort)</text:span></text:p>
      <text:p text:style-name="P12"/>
      <text:p text:style-name="P12"/>
      <text:p text:style-name="P1"><text:span text:style-name="T2">2</text:span>. <text:span text:style-name="T2">Initialisation de la base de donnée</text:span></text:p>
      <text:p text:style-name="P1"/>
      <text:p text:style-name="P13"><text:span text:style-name="T5"><text:tab/></text:span><text:span text:style-name="T6">Les scripts se trouvent dans le dossier </text:span><text:span text:style-name="T8">WWW</text:span><text:span text:style-name="T6"> de l’utilisateur </text:span><text:span text:style-name="T7">gmarechal</text:span><text:span text:style-name="T6">, sur les serveurs </text:span><text:span text:style-name="T7">ms800</text:span><text:span text:style-name="T6">, et ils portent les noms </text:span><text:span text:style-name="T8">create_db.sql</text:span><text:span text:style-name="T6"> et </text:span><text:span text:style-name="T8">import_db.sql</text:span><text:span text:style-name="T6">. Afin d’initialiser la base de donnée, nous nous sommes donc connectés via </text:span><text:span text:style-name="T8">ssh</text:span><text:span text:style-name="T6"> sur une des machines </text:span><text:span text:style-name="T8">ms8xx</text:span><text:span text:style-name="T6">. Nous avons ensuite utilisé la commande </text:span><text:span text:style-name="T8">mysql -h ms800 -u group24 -p</text:span><text:span text:style-name="T6"> et entré notre mot de passe </text:span><text:span text:style-name="T8">(</text:span><text:span text:style-name="T9">8g7F9dhUCX</text:span><text:span text:style-name="T10">)</text:span><text:span text:style-name="T4"> afin de nous connecter au serveur </text:span><text:span text:style-name="T10">ms800</text:span><text:span text:style-name="T4">. Ensuite, il est nécessaire d’utiliser la commande </text:span><text:span text:style-name="T10">use group24</text:span><text:span text:style-name="T4"> afin d’utiliser la bonne base de donnée. Une fois cela fait, il ne reste qu’à rentrer successivement les deux commandes </text:span><text:span text:style-name="T10">source WWW/create_db.sql</text:span><text:span text:style-name="T4"> et </text:span><text:span text:style-name="T10">source WWW/import_db.sql</text:span><text:span text:style-name="T4"> afin de lancer les scripts.</text:span></text:p>
      <text:p text:style-name="P13"/>
      <text:p text:style-name="P13"/>
      <text:p text:style-name="P1"><text:span text:style-name="T2">3</text:span>. <text:span text:style-name="T2">Requêtes utilisées</text:span></text:p>
      <text:p text:style-name="P1"/>
      <text:p text:style-name="P4"><text:span text:style-name="T2">3</text:span>.1. <text:span text:style-name="T2">Requêtes principales</text:span></text:p>
      <text:p text:style-name="P4"/>
      <text:p text:style-name="P4"/>
      <text:p text:style-name="P4"><text:span text:style-name="T2">3</text:span>.<text:span text:style-name="T2">2</text:span>. <text:span text:style-name="T2">Requêtes secondaires de sécurité</text:span></text:p>
      <text:p text:style-name="P4"/>
      <text:p text:style-name="P4"/>
      <text:p text:style-name="P2"><text:span text:style-name="T3">4</text:span>. <text:span text:style-name="T3">UR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3:07:30.225000000</meta:creation-date>
    <meta:generator>LibreOffice/5.4.5.1$Windows_X86_64 LibreOffice_project/79c9829dd5d8054ec39a82dc51cd9eff340dbee8</meta:generator>
    <dc:date>2018-04-28T21:44:25.193000000</dc:date>
    <meta:editing-duration>PT18M24S</meta:editing-duration>
    <meta:editing-cycles>7</meta:editing-cycles>
    <meta:document-statistic meta:table-count="0" meta:image-count="0" meta:object-count="0" meta:page-count="2" meta:paragraph-count="14" meta:word-count="188" meta:character-count="1156" meta:non-whitespace-character-count="980"/>
  </office:meta>
</office:document-meta>
</file>